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6cm"/>
    </style:style>
    <style:style style:name="co3" style:family="table-column">
      <style:table-column-properties fo:break-before="auto" style:column-width="4.6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b2b2b2" fo:background-color="#00496d" style:text-align-source="fix" style:repeat-content="false" fo:border-left="none" fo:border-right="0.51pt solid #b2b2b2" fo:border-top="0.51pt solid #b2b2b2"/>
      <style:paragraph-properties fo:text-align="center"/>
      <style:text-properties fo:color="#ffffff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pt" style:country-asian="BR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none" fo:border-right="0.51pt solid #b2b2b2" fo:border-top="0.51pt solid #b2b2b2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none" fo:border-right="0.51pt solid #b2b2b2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b2b2b2" style:text-align-source="fix" style:repeat-content="false" fo:border-left="none" fo:border-right="0.51pt solid #b2b2b2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b2b2b2" fo:background-color="#00496d" style:text-align-source="fix" style:repeat-content="false" fo:border-left="0.51pt solid #b2b2b2" fo:border-right="none" fo:border-top="0.06pt solid #b2b2b2"/>
      <style:paragraph-properties fo:text-align="center"/>
      <style:text-properties fo:color="#ffffff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pt" style:country-asian="BR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51pt solid #b2b2b2" fo:border-right="none" fo:border-top="0.06pt solid #b2b2b2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51pt solid #b2b2b2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b2b2b2" style:text-align-source="fix" style:repeat-content="false" fo:border-left="0.51pt solid #b2b2b2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>
            <text:p>Ano</text:p>
          </table:table-cell>
          <table:table-cell table:style-name="ce5" office:value-type="string" calcext:value-type="string">
            <text:p>Mortes no trânsito</text:p>
          </table:table-cell>
          <table:table-cell table:style-name="ce5" office:value-type="string" calcext:value-type="string">
            <text:p>Mortes / bilhão de km</text:p>
          </table:table-cell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6" office:value-type="float" office:value="16559" calcext:value-type="float">
            <text:p>16559</text:p>
          </table:table-cell>
          <table:table-cell table:style-name="ce6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5574" calcext:value-type="float">
            <text:p>15574</text:p>
          </table:table-cell>
          <table:table-cell office:value-type="float" office:value="26.3" calcext:value-type="float">
            <text:p>26,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4673" calcext:value-type="float">
            <text:p>146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4" office:value-type="float" office:value="2020" calcext:value-type="float">
            <text:p>2020</text:p>
          </table:table-cell>
          <table:table-cell table:style-name="ce8" office:value-type="float" office:value="13630" calcext:value-type="float">
            <text:p>13630</text:p>
          </table:table-cell>
          <table:table-cell table:style-name="ce8" office:value-type="float" office:value="23.9" calcext:value-type="float">
            <text:p>23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Augusto Borges</meta:initial-creator>
    <meta:creation-date>2023-10-24T10:07:46.151415171</meta:creation-date>
    <dc:date>2023-10-24T10:08:16.661313674</dc:date>
    <dc:creator>Pedro Augusto Borges</dc:creator>
    <meta:editing-duration>PT31S</meta:editing-duration>
    <meta:editing-cycles>1</meta:editing-cycles>
    <meta:document-statistic meta:table-count="1" meta:cell-count="14" meta:object-count="0"/>
    <meta:generator>LibreOffice/7.5.7.1$Linux_X86_64 LibreOffice_project/50$Build-1</meta:generator>
  </office:meta>
</office:document-meta>
</file>